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ba16" officeooo:paragraph-rsid="0009ba16"/>
    </style:style>
    <style:style style:name="P2" style:family="paragraph" style:parent-style-name="Standard">
      <style:text-properties fo:font-weight="bold" officeooo:rsid="0009ba16" officeooo:paragraph-rsid="0009ba16" style:font-weight-asian="bold" style:font-weight-complex="bold"/>
    </style:style>
    <style:style style:name="P3" style:family="paragraph" style:parent-style-name="Standard">
      <style:text-properties fo:font-size="14pt" fo:font-weight="bold" officeooo:rsid="0009ba16" officeooo:paragraph-rsid="0009ba16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09ba16" officeooo:paragraph-rsid="0009ba16"/>
    </style:style>
    <style:style style:name="P5" style:family="paragraph" style:parent-style-name="Standard">
      <style:text-properties officeooo:rsid="0009ba16" officeooo:paragraph-rsid="000b8535"/>
    </style:style>
    <style:style style:name="P6" style:family="paragraph" style:parent-style-name="Standard">
      <style:text-properties fo:font-weight="bold" officeooo:rsid="0009ba16" officeooo:paragraph-rsid="000b8535" style:font-weight-asian="bold" style:font-weight-complex="bold"/>
    </style:style>
    <style:style style:name="T1" style:family="text">
      <style:text-properties officeooo:rsid="000b85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ABS3:</text:p>
      <text:p text:style-name="P1"/>
      <text:p text:style-name="P1">1. Create a script that asks for user name then send a greeting to him.</text:p>
      <text:p text:style-name="P1">2. Create a script called s1 that calls another script s2 where:</text:p>
      <text:p text:style-name="P1"><text:tab/>a. In s1 there is a variable called x, it's value 5</text:p>
      <text:p text:style-name="P1"><text:tab/>b. Try to print the value of x in s2 by two different ways.</text:p>
      <text:p text:style-name="P1">3. Create a script called mycp where:</text:p>
      <text:p text:style-name="P1"><text:tab/>a. It copies a file to another</text:p>
      <text:p text:style-name="P1"><text:tab/>b. It copies multiple files to a directory.</text:p>
      <text:p text:style-name="P1">4. Create a script called mycd where:</text:p>
      <text:p text:style-name="P1"><text:tab/>a. It changed directory to the user home directory, if it is called without arguments.</text:p>
      <text:p text:style-name="P1"><text:tab/>b. Otherwise, it change directory to the given directory.</text:p>
      <text:p text:style-name="P1">5. Create a script called myls where:</text:p>
      <text:p text:style-name="P1"><text:tab/>a. It lists the current directory, if it is called without arguments.</text:p>
      <text:p text:style-name="P1"><text:tab/>b. Otherwise, it lists the given directory.</text:p>
      <text:p text:style-name="P1">6. Enhance the above script to support the following options individually:</text:p>
      <text:p text:style-name="P1"><text:tab/>a. –l: list in long format</text:p>
      <text:p text:style-name="P1"><text:tab/>b. –a: list all entries including the hiding files.</text:p>
      <text:p text:style-name="P1"><text:tab/>c. –d: if an argument is a directory, list only its name</text:p>
      <text:p text:style-name="P1"><text:tab/>d. –i: print inode number</text:p>
      <text:p text:style-name="P1"><text:tab/>e. –R: recursively list subdirectories</text:p>
      <text:p text:style-name="P1">--------</text:p>
      <text:p text:style-name="P1"/>
      <text:p text:style-name="P1">1. Write a script called mycase, using the case utility to checks the type of character</text:p>
      <text:p text:style-name="P1">entered by a user:</text:p>
      <text:p text:style-name="P1"><text:tab/>a. Upper Case.</text:p>
      <text:p text:style-name="P1"><text:tab/>b. Lower Case.</text:p>
      <text:p text:style-name="P1"><text:tab/>c. Number.</text:p>
      <text:p text:style-name="P1"><text:tab/>d. Nothing.</text:p>
      <text:p text:style-name="P1"/>
      <text:p text:style-name="P1">2. Enhanced the previous script, by checking the type of string entered by a user:</text:p>
      <text:p text:style-name="P1"><text:tab/>a. Upper Cases.</text:p>
      <text:p text:style-name="P1"><text:tab/>b. Lower Cases.</text:p>
      <text:p text:style-name="P1"><text:tab/>c. Numbers.</text:p>
      <text:p text:style-name="P1"><text:tab/>d. Mix.</text:p>
      <text:p text:style-name="P1"><text:tab/>e. Nothing.</text:p>
      <text:p text:style-name="P1">3. Write a script called mychmod using for utility to give execute permission to all files and</text:p>
      <text:p text:style-name="P1">directories in your home directory.</text:p>
      <text:p text:style-name="P1">4. Write a script called mybackup using for utility to create a backup of only files in your</text:p>
      <text:p text:style-name="P1">home directory.</text:p>
      <text:p text:style-name="P1">5. Write a script called mymail using for utility to send a mail to all users in the system.</text:p>
      <text:p text:style-name="P1">Note: write the mail body in a file called mtemplate.</text:p>
      <text:p text:style-name="P1">6. Write a script called chkmail to check for new mails every 10 seconds. Note: mails are</text:p>
      <text:p text:style-name="P1">saved in /var/mail/username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------</text:p>
      <text:p text:style-name="P1"/>
      <text:p text:style-name="P6">Using sed utility</text:p>
      <text:p text:style-name="P5">1- Display the lines that contain the word “lp” in /etc/passwd file.</text:p>
      <text:p text:style-name="P5">2- Display /etc/passwd file except the third line.</text:p>
      <text:p text:style-name="P5">3- Display /etc/passwd file except the last line.</text:p>
      <text:p text:style-name="P5">4- Display /etc/passwd file except the lines that contain the word “lp”.</text:p>
      <text:p text:style-name="P5">5- Substitute all the words that contain “lp” with “mylp” in /etc/passwd file.</text:p>
      <text:p text:style-name="P5"/>
      <text:p text:style-name="P6">Using awk utility</text:p>
      <text:p text:style-name="P5">1- Print full name (comment) of all users in the system.</text:p>
      <text:p text:style-name="P5">2- Print login, full name (comment) and home directory of all users.( Print each line preceded</text:p>
      <text:p text:style-name="P5">by a line number)</text:p>
      <text:p text:style-name="P5">3- Print login, uid and full name (comment) of those uid is greater than 500</text:p>
      <text:p text:style-name="P5">4- Print login, uid and full name (comment) of those uid is exactly 500</text:p>
      <text:p text:style-name="P5">5- Print line from 5 to 15 from /etc/passwd</text:p>
      <text:p text:style-name="P5">6- Change lp to mylp</text:p>
      <text:p text:style-name="P5">7- Print all information about greatest uid.</text:p>
      <text:p text:style-name="P5">8- Get the sum of all accounts id’s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17:09:39.187821516</meta:creation-date>
    <dc:date>2024-06-30T19:45:06.038616079</dc:date>
    <meta:editing-duration>PT14M5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58" meta:word-count="479" meta:character-count="2598" meta:non-whitespace-character-count="2155"/>
  </office:meta>
</office:document-meta>
</file>